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ba1" officeooo:paragraph-rsid="000ebba1"/>
    </style:style>
    <style:style style:name="P2" style:family="paragraph" style:parent-style-name="Standard">
      <style:text-properties officeooo:rsid="000ebba1" officeooo:paragraph-rsid="001082e3"/>
    </style:style>
    <style:style style:name="P3" style:family="paragraph" style:parent-style-name="Standard">
      <style:text-properties officeooo:rsid="0011a1e1" officeooo:paragraph-rsid="0011a1e1"/>
    </style:style>
    <style:style style:name="P4" style:family="paragraph" style:parent-style-name="Standard">
      <style:text-properties officeooo:rsid="0011a1e1" officeooo:paragraph-rsid="0017336b"/>
    </style:style>
    <style:style style:name="P5" style:family="paragraph" style:parent-style-name="Standard">
      <style:text-properties officeooo:rsid="0011a1e1" officeooo:paragraph-rsid="00190c8d"/>
    </style:style>
    <style:style style:name="P6" style:family="paragraph" style:parent-style-name="Text_20_body">
      <style:text-properties fo:font-variant="normal" fo:text-transform="none" fo:color="#666666" fo:letter-spacing="normal" officeooo:rsid="0011a1e1" officeooo:paragraph-rsid="0017336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666666" fo:letter-spacing="normal"/>
    </style:style>
    <style:style style:name="T1" style:family="text">
      <style:text-properties officeooo:rsid="000f337c"/>
    </style:style>
    <style:style style:name="T2" style:family="text">
      <style:text-properties officeooo:rsid="001082e3"/>
    </style:style>
    <style:style style:name="T3" style:family="text">
      <style:text-properties officeooo:rsid="0010baea"/>
    </style:style>
    <style:style style:name="T4" style:family="text">
      <style:text-properties officeooo:rsid="001246bb"/>
    </style:style>
    <style:style style:name="T5" style:family="text">
      <style:text-properties style:font-name="Tahoma" fo:font-size="9.7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DISCUSSION ON ARTICLE PIECE (pg2): </text:span>Users of sites such as Facebook, Google, LinkedIn and Twitter may feel that anything goes since they are just chatting amongst “ friends “. <text:s/>This view is sadly mistaken and may have unintened consequences.</text:p>
      <text:p text:style-name="P1"/>
      <text:p text:style-name="P2"><text:tab/></text:p>
      <text:p text:style-name="P2"><text:tab/>My general experience with these sites is limited but I have to say that <text:span text:style-name="T1">for a long time I</text:span> have had this <text:span text:style-name="T1">idea</text:span> of believing that <text:span text:style-name="T1">social websites are </text:span>just <text:span text:style-name="T1">for communication between friends. Admittedly I am very ignorant towards the public nature of the Internet and choose to believe that everything is somewhat private. <text:s/>Reading the article</text:span> did make me think more about <text:span text:style-name="T1">online</text:span> activities and what can be <text:span text:style-name="T1">publicly viewed</text:span> since I have never really been concerned with who sees my profile. <text:s/><text:span text:style-name="T2">I am not a heavy user of social media with posting anything and everything one does in the run of a day but keeping in mind that my future career can be affected by this is definitely an eye opener.</text:span> <text:s/><text:span text:style-name="T3">The site </text:span>LinkedIn is really more professional and aimed to market yourself to a potential employer <text:span text:style-name="T3">so the risk isn't as great I would think</text:span>. <text:s/>It does have a great deal of social media aspects to it as does Facebook <text:span text:style-name="T1">so I suppose you have to pay attention to what you are leaving there when you press “ OK “. <text:s/></text:span></text:p>
      <text:p text:style-name="P2"/>
      <text:p text:style-name="P3">Do you feel that potential employers <text:s/>have the right to look you up online?</text:p>
      <text:p text:style-name="P3"/>
      <text:p text:style-name="P3"/>
      <text:p text:style-name="P3"><text:tab/>I strongly feel that limitations should be in place when it comes to employers investigating someone seeking employment. <text:s/>Specific sites could allow access for them to view profiles and background history with the consent of the person allowing it. <text:s/>Although Facebook, Google and a number of other sites allow for public view at the choice of it's user these employers should take proper routes if they are so concerned with diving into someone's life. <text:s/>Isn't that what a Background check is for? </text:p>
      <text:p text:style-name="P3"/>
      <text:p text:style-name="P3"/>
      <text:p text:style-name="P5"><text:tab/><text:span text:style-name="T4">Employers as well as anyone should have the right to research someone online because the Internet is available for everyone to utilize providing no criminal laws are broken. <text:s/>It's certainly up to the individuals who have all their information plastered over cyberspace to make sure that the data being displayed is available for grabs or not. <text:s/>Some of the information viewed though might not be correct so an employer shouldn't take everything for face value. Different images that profiles contain may be part of a theme that someone wants to portray themselves as. <text:s/>This would be like an Internet persona so to speak where in the real world the person is completely different and employers would judge you based on this persona. <text:s/></text:span></text:p>
      <text:p text:style-name="P5"><text:tab/></text:p>
      <text:p text:style-name="P5"><text:span text:style-name="T4"><text:tab/>There must be ways for them to utilize social media more efficiently while individuals monitor what is publicly accessible. <text:s/>Look at all of the great employee marketing sites that use aspects of social media to help with organizing and profiling your work experience, skills and education. <text:s/>Without those it would definitely be more time consuming for the employer to fill the empty seat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, 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3:20:30.403524082</meta:creation-date>
    <dc:date>2014-09-16T22:23:47.831230955</dc:date>
    <meta:editing-duration>PT18M35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8" meta:word-count="504" meta:character-count="2933" meta:non-whitespace-character-count="2410"/>
  </office:meta>
</office:document-meta>
</file>